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4.706cm"/>
    </style:style>
    <style:style style:name="co3" style:family="table-column">
      <style:table-column-properties fo:break-before="auto" style:column-width="8.721cm"/>
    </style:style>
    <style:style style:name="co4" style:family="table-column">
      <style:table-column-properties fo:break-before="auto" style:column-width="32.221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147cm"/>
    </style:style>
    <style:style style:name="co7" style:family="table-column">
      <style:table-column-properties fo:break-before="auto" style:column-width="1.2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128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ntenance</text:p>
          </table:table-cell>
          <table:table-cell table:style-name="ce1" office:value-type="string">
            <text:p>prix_unique</text:p>
          </table:table-cell>
          <table:table-cell table:style-name="ce1" office:value-type="string">
            <text:p>IsBio</text:p>
          </table:table-cell>
          <table:table-cell table:number-columns-repeated="1016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sirop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 office:value-type="string">
            <text:p>25cl</text:p>
          </table:table-cell>
          <table:table-cell office:value-type="string">
            <text:p>2,0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diabolos</text:p>
          </table:table-cell>
          <table:table-cell office:value-type="string">
            <text:p>Idem sirops avec limonade</text:p>
          </table:table-cell>
          <table:table-cell office:value-type="string">
            <text:p>25cl</text:p>
          </table:table-cell>
          <table:table-cell office:value-type="string">
            <text:p>2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oisson énergisante</text:p>
          </table:table-cell>
          <table:table-cell/>
          <table:table-cell office:value-type="string">
            <text:p>20cl</text:p>
          </table:table-cell>
          <table:table-cell office:value-type="string">
            <text:p>3,0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Orangina, Schweppes</text:p>
          </table:table-cell>
          <table:table-cell/>
          <table:table-cell office:value-type="string">
            <text:p>25cl</text:p>
          </table:table-cell>
          <table:table-cell office:value-type="string">
            <text:p>3,6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reizh Cola, Breizh Zero, Breizh Agrumes, Oasis Tropical</text:p>
          </table:table-cell>
          <table:table-cell/>
          <table:table-cell office:value-type="string">
            <text:p>33cl</text:p>
          </table:table-cell>
          <table:table-cell office:value-type="string">
            <text:p>3,8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Thé glacé maison</text:p>
          </table:table-cell>
          <table:table-cell/>
          <table:table-cell office:value-type="string">
            <text:p>30cl</text:p>
          </table:table-cell>
          <table:table-cell office:value-type="string">
            <text:p>3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issap maison</text:p>
          </table:table-cell>
          <table:table-cell/>
          <table:table-cell office:value-type="string">
            <text:p>30cl</text:p>
          </table:table-cell>
          <table:table-cell office:value-type="string">
            <text:p>3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Café Frappé</text:p>
          </table:table-cell>
          <table:table-cell office:value-type="string">
            <text:p>Café, Sirop Orgeat, Sucre</text:p>
          </table:table-cell>
          <table:table-cell/>
          <table:table-cell office:value-type="string">
            <text:p>3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Cacolac</text:p>
          </table:table-cell>
          <table:table-cell/>
          <table:table-cell office:value-type="string">
            <text:p>20cl</text:p>
          </table:table-cell>
          <table:table-cell office:value-type="string">
            <text:p>3,6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Macchiato glacé</text:p>
          </table:table-cell>
          <table:table-cell table:number-columns-repeated="2"/>
          <table:table-cell office:value-type="string">
            <text:p>4,0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chorle Les Filles de l’Ouest</text:p>
          </table:table-cell>
          <table:table-cell office:value-type="string">
            <text:p>Citron Fringant, Rhubarbe Pimpante, Menthe Fougueuse, Cassis Truculent, Pomelo Corsé</text:p>
          </table:table-cell>
          <table:table-cell office:value-type="string">
            <text:p>33cl</text:p>
          </table:table-cell>
          <table:table-cell office:value-type="string">
            <text:p>4,50 €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Ginger Beer</text:p>
          </table:table-cell>
          <table:table-cell/>
          <table:table-cell office:value-type="string">
            <text:p>20cl</text:p>
          </table:table-cell>
          <table:table-cell office:value-type="string">
            <text:p>5,0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Tensai Tea</text:p>
          </table:table-cell>
          <table:table-cell office:value-type="string">
            <text:p>Thé Noir Glacé, Gingembre</text:p>
          </table:table-cell>
          <table:table-cell office:value-type="string">
            <text:p>33cl</text:p>
          </table:table-cell>
          <table:table-cell office:value-type="string">
            <text:p>5,00 €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oda Leamo</text:p>
          </table:table-cell>
          <table:table-cell office:value-type="string">
            <text:p>Ginger Ale, Orangeade, Concombre Citron</text:p>
          </table:table-cell>
          <table:table-cell office:value-type="string">
            <text:p>33cl</text:p>
          </table:table-cell>
          <table:table-cell office:value-type="string">
            <text:p>5,00 €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ansu</text:p>
          </table:table-cell>
          <table:table-cell office:value-type="string">
            <text:p>Soda Yuzu, Gingembre (Vitamine C++)</text:p>
          </table:table-cell>
          <table:table-cell office:value-type="string">
            <text:p>25cl</text:p>
          </table:table-cell>
          <table:table-cell office:value-type="string">
            <text:p>5,50 €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Kombucha Penrose</text:p>
          </table:table-cell>
          <table:table-cell office:value-type="string">
            <text:p>Thé Noir / Rhubarbe / Clémentine ou Thé Vert Sencha / Framboise / Menthe</text:p>
          </table:table-cell>
          <table:table-cell office:value-type="string">
            <text:p>33cl</text:p>
          </table:table-cell>
          <table:table-cell office:value-type="string">
            <text:p>6,00 €</text:p>
          </table:table-cell>
          <table:table-cell office:value-type="string">
            <text:p>bio</text:p>
          </table:table-cell>
          <table:table-cell table:number-columns-repeated="1016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Jupiler Bière Sans Alcool</text:p>
          </table:table-cell>
          <table:table-cell/>
          <table:table-cell office:value-type="string">
            <text:p>25cl</text:p>
          </table:table-cell>
          <table:table-cell office:value-type="string">
            <text:p>4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Meteor IPA Sans Alcool</text:p>
          </table:table-cell>
          <table:table-cell office:value-type="string">
            <text:p>0.0%</text:p>
          </table:table-cell>
          <table:table-cell office:value-type="string">
            <text:p>33cl</text:p>
          </table:table-cell>
          <table:table-cell office:value-type="string">
            <text:p>5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Tête Haute IPA Presque Sans Alcool</text:p>
          </table:table-cell>
          <table:table-cell office:value-type="string">
            <text:p>0.5%</text:p>
          </table:table-cell>
          <table:table-cell office:value-type="string">
            <text:p>33cl</text:p>
          </table:table-cell>
          <table:table-cell office:value-type="string">
            <text:p>5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Sans Alcool «Cypher»</text:p>
          </table:table-cell>
          <table:table-cell office:value-type="string">
            <text:p>Domaine de Brau (Sauvignon)</text:p>
          </table:table-cell>
          <table:table-cell office:value-type="string">
            <text:p>25cl</text:p>
          </table:table-cell>
          <table:table-cell office:value-type="string">
            <text:p>6,0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Pétillant Sans Alcool «Cypher»</text:p>
          </table:table-cell>
          <table:table-cell office:value-type="string">
            <text:p>Domaine de Brau (Sauvignon)</text:p>
          </table:table-cell>
          <table:table-cell office:value-type="string">
            <text:p>25cl</text:p>
          </table:table-cell>
          <table:table-cell office:value-type="string">
            <text:p>6,0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100% Pur Jus local</text:p>
          </table:table-cell>
          <table:table-cell office:value-type="string">
            <text:p>Pomme (53), Raisin (49)</text:p>
          </table:table-cell>
          <table:table-cell office:value-type="string">
            <text:p>25cl</text:p>
          </table:table-cell>
          <table:table-cell office:value-type="string">
            <text:p>3,50 €</text:p>
          </table:table-cell>
          <table:table-cell office:value-type="string">
            <text:p>local</text:p>
          </table:table-cell>
          <table:table-cell table:number-columns-repeated="1016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Vergers de la Manse</text:p>
          </table:table-cell>
          <table:table-cell office:value-type="string">
            <text:p>Tomate, Pomme/Mangue, Pomme/Framboise, Poire, Ananas, Orange, Pamplemousse, Abricot, Fraise</text:p>
          </table:table-cell>
          <table:table-cell office:value-type="string">
            <text:p>25cl</text:p>
          </table:table-cell>
          <table:table-cell office:value-type="string">
            <text:p>4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Bahia</text:p>
          </table:table-cell>
          <table:table-cell office:value-type="string">
            <text:p>Jus de Goyave Blanche, Litchi, Citron Vert (Vitamine C++)</text:p>
          </table:table-cell>
          <table:table-cell office:value-type="string">
            <text:p>33cl</text:p>
          </table:table-cell>
          <table:table-cell office:value-type="string">
            <text:p>5,00 €</text:p>
          </table:table-cell>
          <table:table-cell office:value-type="string">
            <text:p>france</text:p>
          </table:table-cell>
          <table:table-cell table:number-columns-repeated="1016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Lhumeau</text:p>
          </table:table-cell>
          <table:table-cell office:value-type="string">
            <text:p>Jus de Raisin Pétillant</text:p>
          </table:table-cell>
          <table:table-cell office:value-type="string">
            <text:p>27.5cl</text:p>
          </table:table-cell>
          <table:table-cell office:value-type="string">
            <text:p>6,00 €</text:p>
          </table:table-cell>
          <table:table-cell office:value-type="string">
            <text:p>local</text:p>
          </table:table-cell>
          <table:table-cell table:number-columns-repeated="1016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 office:value-type="string">
            <text:p>33cl</text:p>
          </table:table-cell>
          <table:table-cell office:value-type="string">
            <text:p>2,50 €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 office:value-type="string">
            <text:p>50cl</text:p>
          </table:table-cell>
          <table:table-cell table:style-name="ce2" office:value-type="currency" office:currency="EUR" office:value="3.5">
            <text:p>3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 office:value-type="string">
            <text:p>50cl</text:p>
          </table:table-cell>
          <table:table-cell office:value-type="string">
            <text:p>3,50 €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 office:value-type="string">
            <text:p>100cl</text:p>
          </table:table-cell>
          <table:table-cell table:style-name="ce2" office:value-type="currency" office:currency="EUR" office:value="5.5">
            <text:p>5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minérale gazeuse</text:p>
          </table:table-cell>
          <table:table-cell/>
          <table:table-cell office:value-type="string">
            <text:p>33cl</text:p>
          </table:table-cell>
          <table:table-cell office:value-type="string">
            <text:p>3,0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/>
          <table:table-cell office:value-type="string">
            <text:p>50cl</text:p>
          </table:table-cell>
          <table:table-cell office:value-type="string">
            <text:p>4,0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/>
          <table:table-cell office:value-type="string">
            <text:p>100cl</text:p>
          </table:table-cell>
          <table:table-cell office:value-type="string">
            <text:p>5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Mojito, Virgin Mojito Fruit, Virgin Piña Colada</text:p>
          </table:table-cell>
          <table:table-cell table:number-columns-repeated="2"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Spritz, Virgin Hugo Spritz</text:p>
          </table:table-cell>
          <table:table-cell table:number-columns-repeated="2"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Sawat</text:p>
          </table:table-cell>
          <table:table-cell office:value-type="string">
            <text:p>Purée de Fraise, Jus de Cranberry, Menthe, Tonic</text:p>
          </table:table-cell>
          <table:table-cell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Acapulco</text:p>
          </table:table-cell>
          <table:table-cell office:value-type="string">
            <text:p>Jus d’Orange, Limonade, Sirop Grenadine, Citron</text:p>
          </table:table-cell>
          <table:table-cell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Kiribata</text:p>
          </table:table-cell>
          <table:table-cell office:value-type="string">
            <text:p>Jus de Cranberry, Jus d’Orange, Citron Vert Pressé</text:p>
          </table:table-cell>
          <table:table-cell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Citronnella</text:p>
          </table:table-cell>
          <table:table-cell office:value-type="string">
            <text:p>Jus de Mangue, Sirop de Citronnelle, Jus de Citron</text:p>
          </table:table-cell>
          <table:table-cell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Ginger Berry Fizz</text:p>
          </table:table-cell>
          <table:table-cell office:value-type="string">
            <text:p>Jus de Cranberry, Citron Vert Pressé, Ginger Beer</text:p>
          </table:table-cell>
          <table:table-cell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Red Mojito</text:p>
          </table:table-cell>
          <table:table-cell office:value-type="string">
            <text:p>Jus de Fleur d’Hibiscus, Menthe, Citron Vert</text:p>
          </table:table-cell>
          <table:table-cell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Kootchooloo</text:p>
          </table:table-cell>
          <table:table-cell office:value-type="string">
            <text:p>Jus de Pomme, Concombre, Jus de Citron, Sirop de Gingembre, Menthe</text:p>
          </table:table-cell>
          <table:table-cell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Jamaican Spice</text:p>
          </table:table-cell>
          <table:table-cell office:value-type="string">
            <text:p>Purée de Mangue, Jus d’Orange, Ginger Beer, Sirop Piment Maison</text:p>
          </table:table-cell>
          <table:table-cell/>
          <table:table-cell office:value-type="string">
            <text:p>6,50 €</text:p>
          </table:table-cell>
          <table:table-cell table:number-columns-repeated="1017"/>
        </table:table-row>
        <table:table-row table:style-name="ro1"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Cloudy</text:p>
          </table:table-cell>
          <table:table-cell office:value-type="string">
            <text:p>Jus de Goyave, Sirop de Rose, Jus de Citron Vert, Jus de Fleur d’Hibiscus</text:p>
          </table:table-cell>
          <table:table-cell/>
          <table:table-cell office:value-type="string">
            <text:p>6,50 €</text:p>
          </table:table-cell>
          <table:table-cell table:number-columns-repeated="1017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02/10/2025</text:date>, <text:time>14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2T14:48:29</dc:date>
    <meta:document-statistic meta:table-count="1" meta:cell-count="244" meta:object-count="0"/>
    <meta:generator>OpenOffice/4.1.15$Unix OpenOffice.org_project/4115m2$Build-9813</meta:generator>
  </office:meta>
</office:document-meta>
</file>